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uteilu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TAPPE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ZUFALL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Christchurch</text:p>
          </table:table-cell>
          <table:table-cell/>
          <table:table-cell office:value-type="string" calcext:value-type="string">
            <text:p>anna7br</text:p>
          </table:table-cell>
          <table:table-cell table:formula="of:=RAND()" office:value-type="float" office:value="0.416938719037125" calcext:value-type="float">
            <text:p>0,416938719037125</text:p>
          </table:table-cell>
          <table:table-cell table:formula="of:=CONCATENATE(&quot;&lt;li&gt;&lt;a href=&quot;&quot;https://&quot;;LOWER([.C2]);&quot;.github.io/nz/index.html&quot;&quot;&gt;&quot;;[.A2];&quot; (&quot;;LOWER([.C2]);&quot;)&lt;/a&gt;&lt;/li&gt;&quot;)" office:value-type="string" office:string-value="&lt;li&gt;&lt;a href=&quot;https://anna7br.github.io/nz/index.html&quot;&gt;Christchurch (anna7br)&lt;/a&gt;&lt;/li&gt;" calcext:value-type="string">
            <text:p>&lt;li&gt;&lt;a href="https://anna7br.github.io/nz/index.html"&gt;Christchurch (anna7br)&lt;/a&gt;&lt;/li&gt;</text:p>
          </table:table-cell>
        </table:table-row>
        <table:table-row table:style-name="ro1">
          <table:table-cell office:value-type="string" calcext:value-type="string">
            <text:p>Akaroa</text:p>
          </table:table-cell>
          <table:table-cell/>
          <table:table-cell office:value-type="string" calcext:value-type="string">
            <text:p>annakarolinv</text:p>
          </table:table-cell>
          <table:table-cell table:formula="of:=RAND()" office:value-type="float" office:value="0.785835080717364" calcext:value-type="float">
            <text:p>0,785835080717364</text:p>
          </table:table-cell>
          <table:table-cell table:formula="of:=CONCATENATE(&quot;&lt;li&gt;&lt;a href=&quot;&quot;https://&quot;;LOWER([.C3]);&quot;.github.io/nz/index.html&quot;&quot;&gt;&quot;;[.A3];&quot; (&quot;;LOWER([.C3]);&quot;)&lt;/a&gt;&lt;/li&gt;&quot;)" office:value-type="string" office:string-value="&lt;li&gt;&lt;a href=&quot;https://annakarolinv.github.io/nz/index.html&quot;&gt;Akaroa (annakarolinv)&lt;/a&gt;&lt;/li&gt;" calcext:value-type="string">
            <text:p>&lt;li&gt;&lt;a href="https://annakarolinv.github.io/nz/index.html"&gt;Akaroa (annakarolinv)&lt;/a&gt;&lt;/li&gt;</text:p>
          </table:table-cell>
        </table:table-row>
        <table:table-row table:style-name="ro1">
          <table:table-cell office:value-type="string" calcext:value-type="string">
            <text:p>Lake Tekapo</text:p>
          </table:table-cell>
          <table:table-cell/>
          <table:table-cell office:value-type="string" calcext:value-type="string">
            <text:p>AnnaKeuschnigg</text:p>
          </table:table-cell>
          <table:table-cell table:formula="of:=RAND()" office:value-type="float" office:value="0.181755806509741" calcext:value-type="float">
            <text:p>0,181755806509741</text:p>
          </table:table-cell>
          <table:table-cell table:formula="of:=CONCATENATE(&quot;&lt;li&gt;&lt;a href=&quot;&quot;https://&quot;;LOWER([.C4]);&quot;.github.io/nz/index.html&quot;&quot;&gt;&quot;;[.A4];&quot; (&quot;;LOWER([.C4]);&quot;)&lt;/a&gt;&lt;/li&gt;&quot;)" office:value-type="string" office:string-value="&lt;li&gt;&lt;a href=&quot;https://annakeuschnigg.github.io/nz/index.html&quot;&gt;Lake Tekapo (annakeuschnigg)&lt;/a&gt;&lt;/li&gt;" calcext:value-type="string">
            <text:p>&lt;li&gt;&lt;a href="https://annakeuschnigg.github.io/nz/index.html"&gt;Lake Tekapo (annakeuschnigg)&lt;/a&gt;&lt;/li&gt;</text:p>
          </table:table-cell>
        </table:table-row>
        <table:table-row table:style-name="ro1">
          <table:table-cell office:value-type="string" calcext:value-type="string">
            <text:p>Mount Cook</text:p>
          </table:table-cell>
          <table:table-cell/>
          <table:table-cell office:value-type="string" calcext:value-type="string">
            <text:p>AnnaKlara123</text:p>
          </table:table-cell>
          <table:table-cell table:formula="of:=RAND()" office:value-type="float" office:value="0.403580473392896" calcext:value-type="float">
            <text:p>0,403580473392896</text:p>
          </table:table-cell>
          <table:table-cell table:formula="of:=CONCATENATE(&quot;&lt;li&gt;&lt;a href=&quot;&quot;https://&quot;;LOWER([.C5]);&quot;.github.io/nz/index.html&quot;&quot;&gt;&quot;;[.A5];&quot; (&quot;;LOWER([.C5]);&quot;)&lt;/a&gt;&lt;/li&gt;&quot;)" office:value-type="string" office:string-value="&lt;li&gt;&lt;a href=&quot;https://annaklara123.github.io/nz/index.html&quot;&gt;Mount Cook (annaklara123)&lt;/a&gt;&lt;/li&gt;" calcext:value-type="string">
            <text:p>&lt;li&gt;&lt;a href="https://annaklara123.github.io/nz/index.html"&gt;Mount Cook (annaklara123)&lt;/a&gt;&lt;/li&gt;</text:p>
          </table:table-cell>
        </table:table-row>
        <table:table-row table:style-name="ro1">
          <table:table-cell office:value-type="string" calcext:value-type="string">
            <text:p>Omarama</text:p>
          </table:table-cell>
          <table:table-cell/>
          <table:table-cell office:value-type="string" calcext:value-type="string">
            <text:p>asboehle</text:p>
          </table:table-cell>
          <table:table-cell table:formula="of:=RAND()" office:value-type="float" office:value="0.324753779459218" calcext:value-type="float">
            <text:p>0,324753779459218</text:p>
          </table:table-cell>
          <table:table-cell table:formula="of:=CONCATENATE(&quot;&lt;li&gt;&lt;a href=&quot;&quot;https://&quot;;LOWER([.C6]);&quot;.github.io/nz/index.html&quot;&quot;&gt;&quot;;[.A6];&quot; (&quot;;LOWER([.C6]);&quot;)&lt;/a&gt;&lt;/li&gt;&quot;)" office:value-type="string" office:string-value="&lt;li&gt;&lt;a href=&quot;https://asboehle.github.io/nz/index.html&quot;&gt;Omarama (asboehle)&lt;/a&gt;&lt;/li&gt;" calcext:value-type="string">
            <text:p>&lt;li&gt;&lt;a href="https://asboehle.github.io/nz/index.html"&gt;Omarama (asboehle)&lt;/a&gt;&lt;/li&gt;</text:p>
          </table:table-cell>
        </table:table-row>
        <table:table-row table:style-name="ro1">
          <table:table-cell office:value-type="string" calcext:value-type="string">
            <text:p>Oamaru</text:p>
          </table:table-cell>
          <table:table-cell/>
          <table:table-cell office:value-type="string" calcext:value-type="string">
            <text:p>ChristinaL2012</text:p>
          </table:table-cell>
          <table:table-cell table:formula="of:=RAND()" office:value-type="float" office:value="0.913539332915477" calcext:value-type="float">
            <text:p>0,913539332915477</text:p>
          </table:table-cell>
          <table:table-cell table:formula="of:=CONCATENATE(&quot;&lt;li&gt;&lt;a href=&quot;&quot;https://&quot;;LOWER([.C7]);&quot;.github.io/nz/index.html&quot;&quot;&gt;&quot;;[.A7];&quot; (&quot;;LOWER([.C7]);&quot;)&lt;/a&gt;&lt;/li&gt;&quot;)" office:value-type="string" office:string-value="&lt;li&gt;&lt;a href=&quot;https://christinal2012.github.io/nz/index.html&quot;&gt;Oamaru (christinal2012)&lt;/a&gt;&lt;/li&gt;" calcext:value-type="string">
            <text:p>&lt;li&gt;&lt;a href="https://christinal2012.github.io/nz/index.html"&gt;Oamaru (christinal2012)&lt;/a&gt;&lt;/li&gt;</text:p>
          </table:table-cell>
        </table:table-row>
        <table:table-row table:style-name="ro1">
          <table:table-cell office:value-type="string" calcext:value-type="string">
            <text:p>Moeraki Boulders</text:p>
          </table:table-cell>
          <table:table-cell/>
          <table:table-cell office:value-type="string" calcext:value-type="string">
            <text:p>csnwolf</text:p>
          </table:table-cell>
          <table:table-cell table:formula="of:=RAND()" office:value-type="float" office:value="0.226824870045994" calcext:value-type="float">
            <text:p>0,226824870045994</text:p>
          </table:table-cell>
          <table:table-cell table:formula="of:=CONCATENATE(&quot;&lt;li&gt;&lt;a href=&quot;&quot;https://&quot;;LOWER([.C8]);&quot;.github.io/nz/index.html&quot;&quot;&gt;&quot;;[.A8];&quot; (&quot;;LOWER([.C8]);&quot;)&lt;/a&gt;&lt;/li&gt;&quot;)" office:value-type="string" office:string-value="&lt;li&gt;&lt;a href=&quot;https://csnwolf.github.io/nz/index.html&quot;&gt;Moeraki Boulders (csnwolf)&lt;/a&gt;&lt;/li&gt;" calcext:value-type="string">
            <text:p>&lt;li&gt;&lt;a href="https://csnwolf.github.io/nz/index.html"&gt;Moeraki Boulders (csnwolf)&lt;/a&gt;&lt;/li&gt;</text:p>
          </table:table-cell>
        </table:table-row>
        <table:table-row table:style-name="ro1">
          <table:table-cell office:value-type="string" calcext:value-type="string">
            <text:p>Dunedin</text:p>
          </table:table-cell>
          <table:table-cell/>
          <table:table-cell office:value-type="string" calcext:value-type="string">
            <text:p>der-ferdi</text:p>
          </table:table-cell>
          <table:table-cell table:formula="of:=RAND()" office:value-type="float" office:value="0.893601263020325" calcext:value-type="float">
            <text:p>0,893601263020325</text:p>
          </table:table-cell>
          <table:table-cell table:formula="of:=CONCATENATE(&quot;&lt;li&gt;&lt;a href=&quot;&quot;https://&quot;;LOWER([.C9]);&quot;.github.io/nz/index.html&quot;&quot;&gt;&quot;;[.A9];&quot; (&quot;;LOWER([.C9]);&quot;)&lt;/a&gt;&lt;/li&gt;&quot;)" office:value-type="string" office:string-value="&lt;li&gt;&lt;a href=&quot;https://der-ferdi.github.io/nz/index.html&quot;&gt;Dunedin (der-ferdi)&lt;/a&gt;&lt;/li&gt;" calcext:value-type="string">
            <text:p>&lt;li&gt;&lt;a href="https://der-ferdi.github.io/nz/index.html"&gt;Dunedin (der-ferdi)&lt;/a&gt;&lt;/li&gt;</text:p>
          </table:table-cell>
        </table:table-row>
        <table:table-row table:style-name="ro1">
          <table:table-cell office:value-type="string" calcext:value-type="string">
            <text:p>Taiaroa Head</text:p>
          </table:table-cell>
          <table:table-cell/>
          <table:table-cell office:value-type="string" calcext:value-type="string">
            <text:p>elisakuntner</text:p>
          </table:table-cell>
          <table:table-cell table:formula="of:=RAND()" office:value-type="float" office:value="0.928011410309603" calcext:value-type="float">
            <text:p>0,928011410309603</text:p>
          </table:table-cell>
          <table:table-cell table:formula="of:=CONCATENATE(&quot;&lt;li&gt;&lt;a href=&quot;&quot;https://&quot;;LOWER([.C10]);&quot;.github.io/nz/index.html&quot;&quot;&gt;&quot;;[.A10];&quot; (&quot;;LOWER([.C10]);&quot;)&lt;/a&gt;&lt;/li&gt;&quot;)" office:value-type="string" office:string-value="&lt;li&gt;&lt;a href=&quot;https://elisakuntner.github.io/nz/index.html&quot;&gt;Taiaroa Head (elisakuntner)&lt;/a&gt;&lt;/li&gt;" calcext:value-type="string">
            <text:p>&lt;li&gt;&lt;a href="https://elisakuntner.github.io/nz/index.html"&gt;Taiaroa Head (elisakuntner)&lt;/a&gt;&lt;/li&gt;</text:p>
          </table:table-cell>
        </table:table-row>
        <table:table-row table:style-name="ro1">
          <table:table-cell office:value-type="string" calcext:value-type="string">
            <text:p>Sandfly Bay</text:p>
          </table:table-cell>
          <table:table-cell/>
          <table:table-cell office:value-type="string" calcext:value-type="string">
            <text:p>geo6371</text:p>
          </table:table-cell>
          <table:table-cell table:formula="of:=RAND()" office:value-type="float" office:value="0.152396836382743" calcext:value-type="float">
            <text:p>0,152396836382743</text:p>
          </table:table-cell>
          <table:table-cell table:formula="of:=CONCATENATE(&quot;&lt;li&gt;&lt;a href=&quot;&quot;https://&quot;;LOWER([.C11]);&quot;.github.io/nz/index.html&quot;&quot;&gt;&quot;;[.A11];&quot; (&quot;;LOWER([.C11]);&quot;)&lt;/a&gt;&lt;/li&gt;&quot;)" office:value-type="string" office:string-value="&lt;li&gt;&lt;a href=&quot;https://geo6371.github.io/nz/index.html&quot;&gt;Sandfly Bay (geo6371)&lt;/a&gt;&lt;/li&gt;" calcext:value-type="string">
            <text:p>&lt;li&gt;&lt;a href="https://geo6371.github.io/nz/index.html"&gt;Sandfly Bay (geo6371)&lt;/a&gt;&lt;/li&gt;</text:p>
          </table:table-cell>
        </table:table-row>
        <table:table-row table:style-name="ro1">
          <table:table-cell office:value-type="string" calcext:value-type="string">
            <text:p>Doubtfull Sound</text:p>
          </table:table-cell>
          <table:table-cell/>
          <table:table-cell office:value-type="string" calcext:value-type="string">
            <text:p>jbaumgartner1983</text:p>
          </table:table-cell>
          <table:table-cell table:formula="of:=RAND()" office:value-type="float" office:value="0.718538656144371" calcext:value-type="float">
            <text:p>0,718538656144371</text:p>
          </table:table-cell>
          <table:table-cell table:formula="of:=CONCATENATE(&quot;&lt;li&gt;&lt;a href=&quot;&quot;https://&quot;;LOWER([.C12]);&quot;.github.io/nz/index.html&quot;&quot;&gt;&quot;;[.A12];&quot; (&quot;;LOWER([.C12]);&quot;)&lt;/a&gt;&lt;/li&gt;&quot;)" office:value-type="string" office:string-value="&lt;li&gt;&lt;a href=&quot;https://jbaumgartner1983.github.io/nz/index.html&quot;&gt;Doubtfull Sound (jbaumgartner1983)&lt;/a&gt;&lt;/li&gt;" calcext:value-type="string">
            <text:p>&lt;li&gt;&lt;a href="https://jbaumgartner1983.github.io/nz/index.html"&gt;Doubtfull Sound (jbaumgartner1983)&lt;/a&gt;&lt;/li&gt;</text:p>
          </table:table-cell>
        </table:table-row>
        <table:table-row table:style-name="ro1">
          <table:table-cell office:value-type="string" calcext:value-type="string">
            <text:p>Milford Sound</text:p>
          </table:table-cell>
          <table:table-cell/>
          <table:table-cell office:value-type="string" calcext:value-type="string">
            <text:p>jo3093</text:p>
          </table:table-cell>
          <table:table-cell table:formula="of:=RAND()" office:value-type="float" office:value="0.0612894632946701" calcext:value-type="float">
            <text:p>0,06128946329467</text:p>
          </table:table-cell>
          <table:table-cell table:formula="of:=CONCATENATE(&quot;&lt;li&gt;&lt;a href=&quot;&quot;https://&quot;;LOWER([.C13]);&quot;.github.io/nz/index.html&quot;&quot;&gt;&quot;;[.A13];&quot; (&quot;;LOWER([.C13]);&quot;)&lt;/a&gt;&lt;/li&gt;&quot;)" office:value-type="string" office:string-value="&lt;li&gt;&lt;a href=&quot;https://jo3093.github.io/nz/index.html&quot;&gt;Milford Sound (jo3093)&lt;/a&gt;&lt;/li&gt;" calcext:value-type="string">
            <text:p>&lt;li&gt;&lt;a href="https://jo3093.github.io/nz/index.html"&gt;Milford Sound (jo3093)&lt;/a&gt;&lt;/li&gt;</text:p>
          </table:table-cell>
        </table:table-row>
        <table:table-row table:style-name="ro1">
          <table:table-cell office:value-type="string" calcext:value-type="string">
            <text:p>Queenstown</text:p>
          </table:table-cell>
          <table:table-cell/>
          <table:table-cell office:value-type="string" calcext:value-type="string">
            <text:p>lucakorosec</text:p>
          </table:table-cell>
          <table:table-cell table:formula="of:=RAND()" office:value-type="float" office:value="0.747432656125386" calcext:value-type="float">
            <text:p>0,747432656125386</text:p>
          </table:table-cell>
          <table:table-cell table:formula="of:=CONCATENATE(&quot;&lt;li&gt;&lt;a href=&quot;&quot;https://&quot;;LOWER([.C14]);&quot;.github.io/nz/index.html&quot;&quot;&gt;&quot;;[.A14];&quot; (&quot;;LOWER([.C14]);&quot;)&lt;/a&gt;&lt;/li&gt;&quot;)" office:value-type="string" office:string-value="&lt;li&gt;&lt;a href=&quot;https://lucakorosec.github.io/nz/index.html&quot;&gt;Queenstown (lucakorosec)&lt;/a&gt;&lt;/li&gt;" calcext:value-type="string">
            <text:p>&lt;li&gt;&lt;a href="https://lucakorosec.github.io/nz/index.html"&gt;Queenstown (lucakorosec)&lt;/a&gt;&lt;/li&gt;</text:p>
          </table:table-cell>
        </table:table-row>
        <table:table-row table:style-name="ro1">
          <table:table-cell office:value-type="string" calcext:value-type="string">
            <text:p>Wanaka</text:p>
          </table:table-cell>
          <table:table-cell/>
          <table:table-cell office:value-type="string" calcext:value-type="string">
            <text:p>marcelharing</text:p>
          </table:table-cell>
          <table:table-cell table:formula="of:=RAND()" office:value-type="float" office:value="0.746962074165323" calcext:value-type="float">
            <text:p>0,746962074165323</text:p>
          </table:table-cell>
          <table:table-cell table:formula="of:=CONCATENATE(&quot;&lt;li&gt;&lt;a href=&quot;&quot;https://&quot;;LOWER([.C15]);&quot;.github.io/nz/index.html&quot;&quot;&gt;&quot;;[.A15];&quot; (&quot;;LOWER([.C15]);&quot;)&lt;/a&gt;&lt;/li&gt;&quot;)" office:value-type="string" office:string-value="&lt;li&gt;&lt;a href=&quot;https://marcelharing.github.io/nz/index.html&quot;&gt;Wanaka (marcelharing)&lt;/a&gt;&lt;/li&gt;" calcext:value-type="string">
            <text:p>&lt;li&gt;&lt;a href="https://marcelharing.github.io/nz/index.html"&gt;Wanaka (marcelharing)&lt;/a&gt;&lt;/li&gt;</text:p>
          </table:table-cell>
        </table:table-row>
        <table:table-row table:style-name="ro1">
          <table:table-cell office:value-type="string" calcext:value-type="string">
            <text:p>Haast</text:p>
          </table:table-cell>
          <table:table-cell/>
          <table:table-cell office:value-type="string" calcext:value-type="string">
            <text:p>MarieWieschollek</text:p>
          </table:table-cell>
          <table:table-cell table:formula="of:=RAND()" office:value-type="float" office:value="0.784307910748474" calcext:value-type="float">
            <text:p>0,784307910748474</text:p>
          </table:table-cell>
          <table:table-cell table:formula="of:=CONCATENATE(&quot;&lt;li&gt;&lt;a href=&quot;&quot;https://&quot;;LOWER([.C16]);&quot;.github.io/nz/index.html&quot;&quot;&gt;&quot;;[.A16];&quot; (&quot;;LOWER([.C16]);&quot;)&lt;/a&gt;&lt;/li&gt;&quot;)" office:value-type="string" office:string-value="&lt;li&gt;&lt;a href=&quot;https://mariewieschollek.github.io/nz/index.html&quot;&gt;Haast (mariewieschollek)&lt;/a&gt;&lt;/li&gt;" calcext:value-type="string">
            <text:p>&lt;li&gt;&lt;a href="https://mariewieschollek.github.io/nz/index.html"&gt;Haast (mariewieschollek)&lt;/a&gt;&lt;/li&gt;</text:p>
          </table:table-cell>
        </table:table-row>
        <table:table-row table:style-name="ro1">
          <table:table-cell office:value-type="string" calcext:value-type="string">
            <text:p>Franz Josef Glacier</text:p>
          </table:table-cell>
          <table:table-cell/>
          <table:table-cell office:value-type="string" calcext:value-type="string">
            <text:p>marlene353</text:p>
          </table:table-cell>
          <table:table-cell table:formula="of:=RAND()" office:value-type="float" office:value="0.65792094219091" calcext:value-type="float">
            <text:p>0,65792094219091</text:p>
          </table:table-cell>
          <table:table-cell table:formula="of:=CONCATENATE(&quot;&lt;li&gt;&lt;a href=&quot;&quot;https://&quot;;LOWER([.C17]);&quot;.github.io/nz/index.html&quot;&quot;&gt;&quot;;[.A17];&quot; (&quot;;LOWER([.C17]);&quot;)&lt;/a&gt;&lt;/li&gt;&quot;)" office:value-type="string" office:string-value="&lt;li&gt;&lt;a href=&quot;https://marlene353.github.io/nz/index.html&quot;&gt;Franz Josef Glacier (marlene353)&lt;/a&gt;&lt;/li&gt;" calcext:value-type="string">
            <text:p>&lt;li&gt;&lt;a href="https://marlene353.github.io/nz/index.html"&gt;Franz Josef Glacier (marlene353)&lt;/a&gt;&lt;/li&gt;</text:p>
          </table:table-cell>
        </table:table-row>
        <table:table-row table:style-name="ro1">
          <table:table-cell office:value-type="string" calcext:value-type="string">
            <text:p>Pancake rocks (Punakaiki)</text:p>
          </table:table-cell>
          <table:table-cell/>
          <table:table-cell office:value-type="string" calcext:value-type="string">
            <text:p>maximilianender</text:p>
          </table:table-cell>
          <table:table-cell table:formula="of:=RAND()" office:value-type="float" office:value="0.843454209265721" calcext:value-type="float">
            <text:p>0,843454209265721</text:p>
          </table:table-cell>
          <table:table-cell table:formula="of:=CONCATENATE(&quot;&lt;li&gt;&lt;a href=&quot;&quot;https://&quot;;LOWER([.C18]);&quot;.github.io/nz/index.html&quot;&quot;&gt;&quot;;[.A18];&quot; (&quot;;LOWER([.C18]);&quot;)&lt;/a&gt;&lt;/li&gt;&quot;)" office:value-type="string" office:string-value="&lt;li&gt;&lt;a href=&quot;https://maximilianender.github.io/nz/index.html&quot;&gt;Pancake rocks (Punakaiki) (maximilianender)&lt;/a&gt;&lt;/li&gt;" calcext:value-type="string">
            <text:p>&lt;li&gt;&lt;a href="https://maximilianender.github.io/nz/index.html"&gt;Pancake rocks (Punakaiki) (maximilianender)&lt;/a&gt;&lt;/li&gt;</text:p>
          </table:table-cell>
        </table:table-row>
        <table:table-row table:style-name="ro1">
          <table:table-cell office:value-type="string" calcext:value-type="string">
            <text:p>Lake Rotoiti</text:p>
          </table:table-cell>
          <table:table-cell/>
          <table:table-cell office:value-type="string" calcext:value-type="string">
            <text:p>MaxVoit</text:p>
          </table:table-cell>
          <table:table-cell table:formula="of:=RAND()" office:value-type="float" office:value="0.651381825941034" calcext:value-type="float">
            <text:p>0,651381825941034</text:p>
          </table:table-cell>
          <table:table-cell table:formula="of:=CONCATENATE(&quot;&lt;li&gt;&lt;a href=&quot;&quot;https://&quot;;LOWER([.C19]);&quot;.github.io/nz/index.html&quot;&quot;&gt;&quot;;[.A19];&quot; (&quot;;LOWER([.C19]);&quot;)&lt;/a&gt;&lt;/li&gt;&quot;)" office:value-type="string" office:string-value="&lt;li&gt;&lt;a href=&quot;https://maxvoit.github.io/nz/index.html&quot;&gt;Lake Rotoiti (maxvoit)&lt;/a&gt;&lt;/li&gt;" calcext:value-type="string">
            <text:p>&lt;li&gt;&lt;a href="https://maxvoit.github.io/nz/index.html"&gt;Lake Rotoiti (maxvoit)&lt;/a&gt;&lt;/li&gt;</text:p>
          </table:table-cell>
        </table:table-row>
        <table:table-row table:style-name="ro1">
          <table:table-cell office:value-type="string" calcext:value-type="string">
            <text:p>Abel Tasman National Park</text:p>
          </table:table-cell>
          <table:table-cell/>
          <table:table-cell office:value-type="string" calcext:value-type="string">
            <text:p>rafael-i6k</text:p>
          </table:table-cell>
          <table:table-cell table:formula="of:=RAND()" office:value-type="float" office:value="0.0665742349637917" calcext:value-type="float">
            <text:p>0,066574234963792</text:p>
          </table:table-cell>
          <table:table-cell table:formula="of:=CONCATENATE(&quot;&lt;li&gt;&lt;a href=&quot;&quot;https://&quot;;LOWER([.C20]);&quot;.github.io/nz/index.html&quot;&quot;&gt;&quot;;[.A20];&quot; (&quot;;LOWER([.C20]);&quot;)&lt;/a&gt;&lt;/li&gt;&quot;)" office:value-type="string" office:string-value="&lt;li&gt;&lt;a href=&quot;https://rafael-i6k.github.io/nz/index.html&quot;&gt;Abel Tasman National Park (rafael-i6k)&lt;/a&gt;&lt;/li&gt;" calcext:value-type="string">
            <text:p>&lt;li&gt;&lt;a href="https://rafael-i6k.github.io/nz/index.html"&gt;Abel Tasman National Park (rafael-i6k)&lt;/a&gt;&lt;/li&gt;</text:p>
          </table:table-cell>
        </table:table-row>
        <table:table-row table:style-name="ro1">
          <table:table-cell office:value-type="string" calcext:value-type="string">
            <text:p>Picton</text:p>
          </table:table-cell>
          <table:table-cell/>
          <table:table-cell office:value-type="string" calcext:value-type="string">
            <text:p>SandraLeutner</text:p>
          </table:table-cell>
          <table:table-cell table:formula="of:=RAND()" office:value-type="float" office:value="0.635734720164599" calcext:value-type="float">
            <text:p>0,635734720164599</text:p>
          </table:table-cell>
          <table:table-cell table:formula="of:=CONCATENATE(&quot;&lt;li&gt;&lt;a href=&quot;&quot;https://&quot;;LOWER([.C21]);&quot;.github.io/nz/index.html&quot;&quot;&gt;&quot;;[.A21];&quot; (&quot;;LOWER([.C21]);&quot;)&lt;/a&gt;&lt;/li&gt;&quot;)" office:value-type="string" office:string-value="&lt;li&gt;&lt;a href=&quot;https://sandraleutner.github.io/nz/index.html&quot;&gt;Picton (sandraleutner)&lt;/a&gt;&lt;/li&gt;" calcext:value-type="string">
            <text:p>&lt;li&gt;&lt;a href="https://sandraleutner.github.io/nz/index.html"&gt;Picton (sandraleutner)&lt;/a&gt;&lt;/li&gt;</text:p>
          </table:table-cell>
        </table:table-row>
        <table:table-row table:style-name="ro1">
          <table:table-cell office:value-type="string" calcext:value-type="string">
            <text:p>Wellington</text:p>
          </table:table-cell>
          <table:table-cell/>
          <table:table-cell office:value-type="string" calcext:value-type="string">
            <text:p>SarahRasi</text:p>
          </table:table-cell>
          <table:table-cell table:formula="of:=RAND()" office:value-type="float" office:value="0.340754272045437" calcext:value-type="float">
            <text:p>0,340754272045437</text:p>
          </table:table-cell>
          <table:table-cell table:formula="of:=CONCATENATE(&quot;&lt;li&gt;&lt;a href=&quot;&quot;https://&quot;;LOWER([.C22]);&quot;.github.io/nz/index.html&quot;&quot;&gt;&quot;;[.A22];&quot; (&quot;;LOWER([.C22]);&quot;)&lt;/a&gt;&lt;/li&gt;&quot;)" office:value-type="string" office:string-value="&lt;li&gt;&lt;a href=&quot;https://sarahrasi.github.io/nz/index.html&quot;&gt;Wellington (sarahrasi)&lt;/a&gt;&lt;/li&gt;" calcext:value-type="string">
            <text:p>&lt;li&gt;&lt;a href="https://sarahrasi.github.io/nz/index.html"&gt;Wellington (sarahrasi)&lt;/a&gt;&lt;/li&gt;</text:p>
          </table:table-cell>
        </table:table-row>
        <table:table-row table:style-name="ro1">
          <table:table-cell office:value-type="string" calcext:value-type="string">
            <text:p>Napier</text:p>
          </table:table-cell>
          <table:table-cell/>
          <table:table-cell office:value-type="string" calcext:value-type="string">
            <text:p>Silja18</text:p>
          </table:table-cell>
          <table:table-cell table:formula="of:=RAND()" office:value-type="float" office:value="0.682991522033821" calcext:value-type="float">
            <text:p>0,682991522033821</text:p>
          </table:table-cell>
          <table:table-cell table:formula="of:=CONCATENATE(&quot;&lt;li&gt;&lt;a href=&quot;&quot;https://&quot;;LOWER([.C23]);&quot;.github.io/nz/index.html&quot;&quot;&gt;&quot;;[.A23];&quot; (&quot;;LOWER([.C23]);&quot;)&lt;/a&gt;&lt;/li&gt;&quot;)" office:value-type="string" office:string-value="&lt;li&gt;&lt;a href=&quot;https://silja18.github.io/nz/index.html&quot;&gt;Napier (silja18)&lt;/a&gt;&lt;/li&gt;" calcext:value-type="string">
            <text:p>&lt;li&gt;&lt;a href="https://silja18.github.io/nz/index.html"&gt;Napier (silja18)&lt;/a&gt;&lt;/li&gt;</text:p>
          </table:table-cell>
        </table:table-row>
        <table:table-row table:style-name="ro1">
          <table:table-cell office:value-type="string" calcext:value-type="string">
            <text:p>Taupo</text:p>
          </table:table-cell>
          <table:table-cell/>
          <table:table-cell office:value-type="string" calcext:value-type="string">
            <text:p>simontrixl</text:p>
          </table:table-cell>
          <table:table-cell table:formula="of:=RAND()" office:value-type="float" office:value="0.035449986535874" calcext:value-type="float">
            <text:p>0,035449986535874</text:p>
          </table:table-cell>
          <table:table-cell table:formula="of:=CONCATENATE(&quot;&lt;li&gt;&lt;a href=&quot;&quot;https://&quot;;LOWER([.C24]);&quot;.github.io/nz/index.html&quot;&quot;&gt;&quot;;[.A24];&quot; (&quot;;LOWER([.C24]);&quot;)&lt;/a&gt;&lt;/li&gt;&quot;)" office:value-type="string" office:string-value="&lt;li&gt;&lt;a href=&quot;https://simontrixl.github.io/nz/index.html&quot;&gt;Taupo (simontrixl)&lt;/a&gt;&lt;/li&gt;" calcext:value-type="string">
            <text:p>&lt;li&gt;&lt;a href="https://simontrixl.github.io/nz/index.html"&gt;Taupo (simontrixl)&lt;/a&gt;&lt;/li&gt;</text:p>
          </table:table-cell>
        </table:table-row>
        <table:table-row table:style-name="ro1">
          <table:table-cell office:value-type="string" calcext:value-type="string">
            <text:p>Rotorua</text:p>
          </table:table-cell>
          <table:table-cell/>
          <table:table-cell office:value-type="string" calcext:value-type="string">
            <text:p>Tabernig</text:p>
          </table:table-cell>
          <table:table-cell table:formula="of:=RAND()" office:value-type="float" office:value="0.143214063589417" calcext:value-type="float">
            <text:p>0,143214063589417</text:p>
          </table:table-cell>
          <table:table-cell table:formula="of:=CONCATENATE(&quot;&lt;li&gt;&lt;a href=&quot;&quot;https://&quot;;LOWER([.C25]);&quot;.github.io/nz/index.html&quot;&quot;&gt;&quot;;[.A25];&quot; (&quot;;LOWER([.C25]);&quot;)&lt;/a&gt;&lt;/li&gt;&quot;)" office:value-type="string" office:string-value="&lt;li&gt;&lt;a href=&quot;https://tabernig.github.io/nz/index.html&quot;&gt;Rotorua (tabernig)&lt;/a&gt;&lt;/li&gt;" calcext:value-type="string">
            <text:p>&lt;li&gt;&lt;a href="https://tabernig.github.io/nz/index.html"&gt;Rotorua (tabernig)&lt;/a&gt;&lt;/li&gt;</text:p>
          </table:table-cell>
        </table:table-row>
        <table:table-row table:style-name="ro1">
          <table:table-cell office:value-type="string" calcext:value-type="string">
            <text:p>Auckland</text:p>
          </table:table-cell>
          <table:table-cell/>
          <table:table-cell office:value-type="string" calcext:value-type="string">
            <text:p>timeastwood6020</text:p>
          </table:table-cell>
          <table:table-cell table:formula="of:=RAND()" office:value-type="float" office:value="0.518256017861648" calcext:value-type="float">
            <text:p>0,518256017861648</text:p>
          </table:table-cell>
          <table:table-cell table:formula="of:=CONCATENATE(&quot;&lt;li&gt;&lt;a href=&quot;&quot;https://&quot;;LOWER([.C26]);&quot;.github.io/nz/index.html&quot;&quot;&gt;&quot;;[.A26];&quot; (&quot;;LOWER([.C26]);&quot;)&lt;/a&gt;&lt;/li&gt;&quot;)" office:value-type="string" office:string-value="&lt;li&gt;&lt;a href=&quot;https://timeastwood6020.github.io/nz/index.html&quot;&gt;Auckland (timeastwood6020)&lt;/a&gt;&lt;/li&gt;" calcext:value-type="string">
            <text:p>&lt;li&gt;&lt;a href="https://timeastwood6020.github.io/nz/index.html"&gt;Auckland (timeastwood6020)&lt;/a&gt;&lt;/li&gt;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Tongariro National Park </text:p>
          </table:table-cell>
          <table:table-cell/>
          <table:table-cell office:value-type="string" calcext:value-type="string">
            <text:p>webmapping</text:p>
          </table:table-cell>
          <table:table-cell/>
          <table:table-cell table:formula="of:=CONCATENATE(&quot;&lt;li&gt;&lt;a href=&quot;&quot;https://&quot;;LOWER([.C31]);&quot;.github.io/nz/index.html&quot;&quot;&gt;&quot;;[.A31];&quot; (&quot;;LOWER([.C31]);&quot;)&lt;/a&gt;&lt;/li&gt;&quot;)" office:value-type="string" office:string-value="&lt;li&gt;&lt;a href=&quot;https://webmapping.github.io/nz/index.html&quot;&gt;Tongariro National Park  (webmapping)&lt;/a&gt;&lt;/li&gt;" calcext:value-type="string">
            <text:p>&lt;li&gt;&lt;a href="https://webmapping.github.io/nz/index.html"&gt;Tongariro National Park <text:s/>(webmapping)&lt;/a&gt;&lt;/li&gt;</text:p>
          </table:table-cell>
        </table:table-row>
      </table:table>
      <table:named-expressions/>
      <table:database-ranges>
        <table:database-range table:name="__Anonymous_Sheet_DB__0" table:target-range-address="zuteilung.C1:zuteilung.E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20121" number:language="en" number:country="US">
      <number:number number:decimal-places="5" loext:min-decimal-places="5" number:min-integer-digits="1"/>
    </number:number-style>
    <number:number-style style:name="N20122" number:language="en" number:country="US">
      <number:number number:decimal-places="6" loext:min-decimal-places="6" number:min-integer-digits="1"/>
    </number:number-style>
    <number:number-style style:name="N30109" number:language="en" number:country="NZ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.00.0000</text:date>, <text:time style:data-style-name="N2" text:time-value="14:55:23.9876058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09:04:06.813517397</meta:creation-date>
    <dc:date>2021-03-11T15:20:47.491596762</dc:date>
    <meta:editing-duration>PT35M4S</meta:editing-duration>
    <meta:editing-cycles>10</meta:editing-cycles>
    <meta:generator>LibreOffice/6.4.6.2$Linux_X86_64 LibreOffice_project/40$Build-2</meta:generator>
    <dc:creator>Klaus Förster</dc:creator>
    <meta:document-statistic meta:table-count="1" meta:cell-count="107" meta:object-count="0"/>
  </office:meta>
</office:document-meta>
</file>